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e7c" officeooo:paragraph-rsid="00038e7c"/>
    </style:style>
    <style:style style:name="P2" style:family="paragraph" style:parent-style-name="Standard">
      <style:paragraph-properties fo:text-align="center" style:justify-single-word="false"/>
      <style:text-properties officeooo:rsid="00038e7c" officeooo:paragraph-rsid="00038e7c"/>
    </style:style>
    <style:style style:name="P3" style:family="paragraph" style:parent-style-name="Standard">
      <style:text-properties fo:font-size="18pt" officeooo:rsid="00038e7c" officeooo:paragraph-rsid="00038e7c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5134d" style:font-size-asian="10pt" style:font-size-complex="1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05134d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officeooo:rsid="0005134d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Ser Fiel até o fim<text:tab/></text:span><text:tab/><text:span text:style-name="T1">Michelle Nascimento <text:s text:c="16"/></text:span><text:span text:style-name="T3"><text:s/></text:span><text:span text:style-name="T4">(</text:span><text:span text:style-name="T3"> <text:s/></text:span><text:span text:style-name="T4">3 <text:s/>)</text:span></text:p>
      <text:p text:style-name="P1"/>
      <text:p text:style-name="P3">Quando não suporta mais esperar a sua vez</text:p>
      <text:p text:style-name="P3">Quando a dor e a aflição toma o teu coração</text:p>
      <text:p text:style-name="P3">Lembre que o senhor te prometeu fazer e das batalhas que ganhou tudo por amar você</text:p>
      <text:p text:style-name="P3"/>
      <text:p text:style-name="P3">Te mandei eu o Senhor ser valente pra vencer onde for irei estou contigo e não te deixarei</text:p>
      <text:p text:style-name="P3">Tão somente basta crer que sou Deus</text:p>
      <text:p text:style-name="P3">Para cumprir não te mandei eu ser fiel e forte até o f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3:07:42.344322961</meta:creation-date>
    <dc:date>2016-07-02T12:38:19.365161441</dc:date>
    <meta:editing-duration>PT2M55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7" meta:word-count="82" meta:character-count="411" meta:non-whitespace-character-count="316"/>
  </office:meta>
</office:document-meta>
</file>